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3835f9" officeooo:paragraph-rsid="00a58c39"/>
    </style:style>
    <style:style style:name="P11" style:family="paragraph" style:parent-style-name="Standard">
      <style:text-properties officeooo:rsid="00492e01" officeooo:paragraph-rsid="004d0899"/>
    </style:style>
    <style:style style:name="P12" style:family="paragraph" style:parent-style-name="Standard">
      <style:text-properties officeooo:rsid="004b20a5" officeooo:paragraph-rsid="004d0899"/>
    </style:style>
    <style:style style:name="P13" style:family="paragraph" style:parent-style-name="Standard">
      <style:text-properties officeooo:rsid="007736f0" officeooo:paragraph-rsid="007736f0"/>
    </style:style>
    <style:style style:name="P14" style:family="paragraph" style:parent-style-name="Standard">
      <style:text-properties officeooo:rsid="008899f8" officeooo:paragraph-rsid="008899f8"/>
    </style:style>
    <style:style style:name="P15" style:family="paragraph" style:parent-style-name="Standard">
      <style:text-properties officeooo:rsid="005679a2" officeooo:paragraph-rsid="00a78117"/>
    </style:style>
    <style:style style:name="P16" style:family="paragraph" style:parent-style-name="Standard">
      <style:text-properties officeooo:paragraph-rsid="00bfbaa9"/>
    </style:style>
    <style:style style:name="P17" style:family="paragraph" style:parent-style-name="Standard">
      <style:text-properties officeooo:paragraph-rsid="00c869c0"/>
    </style:style>
    <style:style style:name="P18" style:family="paragraph" style:parent-style-name="Standard">
      <style:text-properties officeooo:paragraph-rsid="00d743e9"/>
    </style:style>
    <style:style style:name="P19" style:family="paragraph" style:parent-style-name="Standard">
      <style:text-properties officeooo:paragraph-rsid="00ddc7d8"/>
    </style:style>
    <style:style style:name="P20" style:family="paragraph" style:parent-style-name="Standard">
      <style:text-properties officeooo:paragraph-rsid="00e98ed0"/>
    </style:style>
    <style:style style:name="P21" style:family="paragraph" style:parent-style-name="Heading_20_3">
      <style:text-properties officeooo:rsid="006c2307" officeooo:paragraph-rsid="006c2307"/>
    </style:style>
    <style:style style:name="P22" style:family="paragraph" style:parent-style-name="Heading_20_2">
      <style:text-properties officeooo:rsid="005bdb48" officeooo:paragraph-rsid="005bdb48"/>
    </style:style>
    <style:style style:name="P23" style:family="paragraph" style:parent-style-name="Heading_20_2">
      <style:text-properties officeooo:rsid="00611bfb" officeooo:paragraph-rsid="00611bfb"/>
    </style:style>
    <style:style style:name="P24" style:family="paragraph" style:parent-style-name="Standard">
      <style:text-properties officeooo:rsid="00f28ca3" officeooo:paragraph-rsid="003298ef"/>
    </style:style>
    <style:style style:name="P25" style:family="paragraph" style:parent-style-name="Standard">
      <style:text-properties officeooo:rsid="00f4bd65" officeooo:paragraph-rsid="00f4bd65"/>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b27e5c"/>
    </style:style>
    <style:style style:name="T16" style:family="text">
      <style:text-properties officeooo:rsid="00bd848a"/>
    </style:style>
    <style:style style:name="T17" style:family="text">
      <style:text-properties fo:font-weight="normal" style:font-weight-asian="normal" style:font-weight-complex="normal"/>
    </style:style>
    <style:style style:name="T18" style:family="text">
      <style:text-properties fo:font-weight="normal" officeooo:rsid="00bd848a" style:font-weight-asian="normal" style:font-weight-complex="normal"/>
    </style:style>
    <style:style style:name="T19" style:family="text">
      <style:text-properties fo:font-weight="normal" officeooo:rsid="00be4ce8" style:font-weight-asian="normal" style:font-weight-complex="normal"/>
    </style:style>
    <style:style style:name="T20" style:family="text">
      <style:text-properties officeooo:rsid="00bdfd40"/>
    </style:style>
    <style:style style:name="T21" style:family="text">
      <style:text-properties officeooo:rsid="00be6a92"/>
    </style:style>
    <style:style style:name="T22" style:family="text">
      <style:text-properties officeooo:rsid="00c78ba8"/>
    </style:style>
    <style:style style:name="T23" style:family="text">
      <style:text-properties officeooo:rsid="00d3b15f"/>
    </style:style>
    <style:style style:name="T24" style:family="text">
      <style:text-properties officeooo:rsid="00d743e9"/>
    </style:style>
    <style:style style:name="T25" style:family="text">
      <style:text-properties officeooo:rsid="00d7a8a9"/>
    </style:style>
    <style:style style:name="T26" style:family="text">
      <style:text-properties officeooo:rsid="00d8f0e2"/>
    </style:style>
    <style:style style:name="T27" style:family="text">
      <style:text-properties officeooo:rsid="00ddc7d8"/>
    </style:style>
    <style:style style:name="T28" style:family="text">
      <style:text-properties officeooo:rsid="00e005c4"/>
    </style:style>
    <style:style style:name="T29" style:family="text">
      <style:text-properties officeooo:rsid="00e24c56"/>
    </style:style>
    <style:style style:name="T30" style:family="text">
      <style:text-properties style:font-name="Arial"/>
    </style:style>
    <style:style style:name="T31" style:family="text">
      <style:text-properties style:font-name="Arial" officeooo:rsid="00e98ed0"/>
    </style:style>
    <style:style style:name="T32" style:family="text">
      <style:text-properties officeooo:rsid="00f4ed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Memcached, <text:span text:style-name="T15">Redis</text:span>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0">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wenigen Datenbank-Server zu speichern. Mit der Entwicklung der Sozialen-Netzwerke und der zunehmenden Vernetzung von Alltagsgegenständen stieg die erzeugte Datenmenge rapide auf Peta-, Exa-Byte Bereich an. Dies hatte zur Folge, dass sich die Geschäftsdaten mit herkömmlichen Mitteln nicht mehr effektiv Speichern und verarbeiten ließ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text:span></text:p>
      <text:h text:style-name="P21" text:outline-level="3">Entwicklungsmeilensteine</text:h>
      <text:p text:style-name="P7"/>
      <text:p text:style-name="P11">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2">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text:s/>und hält bis heute noch an.</text:span></text:p>
      <text:h text:style-name="Heading_20_3" text:outline-level="3"><text:soft-page-break/>Arten</text:h>
      <text:p text:style-name="P7"/>
      <text:p text:style-name="P15">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7"/>
      <text:h text:style-name="P22" text:outline-level="2">Schlüssel-Wert-Systeme</text:h>
      <text:p text:style-name="P7"/>
      <text:p text:style-name="P13">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4">Schlüssel-Wert-System<text:span text:style-name="T14">e</text:span> <text:span text:style-name="T14">lassen in Gruppen einteilen. Dabei hat jede Gruppen eine spezifische Eigenschaft. Diese Einteilung ist aber keineswegs fest, sondern ein System kann durchaus auch mehreren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 Bei sortierten Schlüssel-Wert-Systemen sind die Schlüssel sortiert in einer Tabelle. Desweiteren kann man die Systeme nach ihrer Persistenzeigenschaft einordnen, solche Systeme heißen dann Eventual Consistence.</text:span></text:p>
      <text:p text:style-name="P7"/>
      <text:p text:style-name="P7"/>
      <text:p text:style-name="P7"/>
      <text:p text:style-name="P7"/>
      <text:p text:style-name="P7"/>
      <text:h text:style-name="Heading_20_3" text:outline-level="3"><text:soft-page-break/>Memcached</text:h>
      <text:p text:style-name="P7"/>
      <text:p text:style-name="P16"><text:span text:style-name="T16">Memcached ist ein NoSql-System und gehört in die Gruppe der Schlüssel-Wert-Systeme und in die Untergruppe der Caches </text:span><text:span text:style-name="T18">„</text:span><text:span text:style-name="Strong_20_Emphasis"><text:span text:style-name="T17">Free &amp; open source, high-performance, distributed memory object caching system </text:span></text:span><text:span text:style-name="Strong_20_Emphasis"><text:span text:style-name="T19">[...]</text:span></text:span><text:span text:style-name="Strong_20_Emphasis"><text:span text:style-name="T17">“</text:span></text:span><text:span text:style-name="T18">.</text:span><text:span text:style-name="T16"> Memcached wurde im Jahr 2003 von </text:span>Brad Fitzpatrick <text:span text:style-name="T21">bei der Firma Danga Interactive heute Say Media für die Webseite LiveJournal entwickelt. Die aktuelle Version ist die Version 1.5.0. Die ersten Versionen von Memcached waren in Perl geschrieben. Später wurde der Memcached in C neugeschrieben. Der Vorteil von Memcached liegt in der Beschleunigung von Webseiten in dem es Datenbank-, Webservice- und Templateergenbisse zwischenspeichert „[...]</text:span> but intended for use in speeding up dynamic web applications by alleviating database load. Memcached is an in-memory key-value store for small chunks of arbitrary data (strings, objects) from results of database calls, API calls, or page rendering.“<text:span text:style-name="T20"> .</text:span></text:p>
      <text:p text:style-name="P17"><text:span text:style-name="T20">Memcached arbeitet nach einem Client-Server-Modell. Zunächst läuft auf dem Server bzw. den Servern ein Dienst oder mehrere. Der Zugriff erfolgt dann über eine Bibliothek für die jeweilige Programmiersprache. Sobald Daten geschrieben oder gelesen werden sollen, berechnet die Bibliothek aus der Anfrage eine Hash-Summe, welche den Server identifieziert, welcher die Anfrage bekommen soll. Dieser verarbeitet dann die Anfrage und gibt die Daten zurück oder speichert die Daten unter einer neu berechneten Hash-Summe „</text:span>Zunächst nimmt die Client-Bibliothek den Schlüssel und errechnet aus ihm mit einer ausgeklügelten, mathematischen Funktion eine Zahl, den so genannten Hashwert. Diese Nummer sagt der Bibliothek, an welchen Memcached-Daemon sie sich wenden muss. Nachdem dieser alle Daten erhalten hat, errechnet er mit einer eigenen Hashfunktion die Speicherstelle, unter der er die Daten schließlich einlagert.„ <text:span text:style-name="T20">. Memcached hat zwei verschiedene Protokolle, welche zur Kommunikation benutzt werden können Text-Protokoll und Binär-Protokoll. Diese Protokolle machen spezielle Einschränkungen auf den Schlüssel. Die maximale Schlüssellänge ist immer 250 Zeichen lang und die Protokolle definieren, welche Zeichen erlaubt sind als Schlüssel. Als Werte lassen sich einfache Zeichenketten oder Binärdaten ablegen. Dies hat zur Folge, dass Memcached nicht direkt ein Datenbankergebnis speichern kann, sondern dies erst von der Anwendung in eine serialisierbare Struktur gepackt werden muss. Außerdem muss die Anwendung wissen, was sich für Datentypen hinter den einzelnen Schlüssel verbergen. Die maximale Größe ist dabei standartmäßig 64 MB, dies lässt allerdings konfigurieren. Jedoch sollte die Größe immer kleiner sein als der RAM-Speicher des Memcached-Dienstes mit dem kleinsten zugewiesenen RAM.</text:span></text:p>
      <text:p text:style-name="P7"/>
      <text:h text:style-name="Heading_20_3" text:outline-level="3">Redis</text:h>
      <text:p text:style-name="Standard"/>
      <text:p text:style-name="P18"><text:span text:style-name="T22">Redis ist ebenfalls ein Schlüssel-Wert-System, gehört aber normalerweise in die Untergruppe der Festplatten-Systeme. Redis lässt sich jedoch auch in die Gruppe der Cache-Systeme eintragen, wenn eine bestimmte Konfiguration benutzt wird. Im Normalbetrieb hällt Redis seine Daten im RAM und legt in bestimmten Abständen einen Zwischenstand auf der Festplatte ab. Wenn man Redis in der Konfiguration als reinen Cache laufen lässt, dann werden keine Zwischenstände abgelegt und Redis würde sich dann so wie Memcached verhalten „I</text:span>n order to achieve its outstanding performance, Redis works with an<text:span text:style-name="T17"> </text:span><text:span text:style-name="Strong_20_Emphasis"><text:span text:style-name="T17">in-memory dataset</text:span></text:span>. Depending on your use case, you can persist it either by <text:span text:style-name="T24">dumping the dataset to disk</text:span> every once in a while, or by <text:span text:style-name="T24">appending each command to a log</text:span>. Persistence can be optionally disabled, if you just need a feature-rich, networked, in-memory cache.“<text:span text:style-name="T22">. Redis wurde im Jahr 2009 von </text:span>Salvatore Sanfilippo <text:span text:style-name="T23">bei Redis Labs entwickelt. Die aktuelle Version ist 4.0.1. Redis ist komplett in C geschrieben.</text:span></text:p>
      <text:p text:style-name="P19"><text:span text:style-name="T25">Redis läuft ebenfalls nach einem Client-Server-Modell, jedoch mit dem Unterschied, dass immer nur eine Redis-Dienst läuft. Der Zugriff auf den Server erfolgt ebenfalls über die Client-Bibliothek. Der </text:span><text:soft-page-break/><text:span text:style-name="T25">wichtigste Unterschied zwischen Redis und Memcached sind die erlaubten Schlüssel und Werte. Wie schon oben erwähnt sind Schlüssel in Memcached immer Zeichenketten mit einer maximalen Länge von 250 Zeichen. Im Gegensatz dazu existiert diese Einschränkung bei Redis nicht. Dort ist es ohne Probleme möglich auch ein Bild als Schlüssel zu verwenden „</text:span>Redis keys are binary safe, this means that you can use any binary sequence as a key, from a string like ‚foo‘ to the content of a JPEG file. The empty string is also a valid key. <text:span text:style-name="T27">[...]</text:span>“ <text:span text:style-name="T26">. Der Schlüssel wie auch die Werte dürfen lediglich die 512 MB Grenze nicht überschreiten. Bei den zulässigen Werten unterscheidet sich Redis stark von den anderen Systemen. Während Memcached nur Zeichenketten oder serialisierte Objekte speichern kann ist Redis in der Lage mit Listen, Mengen und Wörterbüchern direkt umzugehen. </text:span></text:p>
      <text:p text:style-name="Standard"/>
      <text:h text:style-name="Heading_20_3" text:outline-level="3">Voldemort</text:h>
      <text:p text:style-name="P6"/>
      <text:p text:style-name="P20"><text:span text:style-name="T28">Voldemort ist ein Schlüssel-Wert-System und gehört in die Untergruppe der Eventuell-Consistence-Systeme und ist ein Klon von Amazons DynamoDB. Voldemort wurde im Jahr 2009 von </text:span><text:span text:style-name="T30">Jay Kreps </text:span><text:span text:style-name="T31">und</text:span><text:span text:style-name="T30"> Bhupesh Bansal</text:span><text:span text:style-name="T29"> bei LinkedIn entwickelt. Die aktuelle Version ist 1.10.24. Voldemort ist komplett in Java geschrieben. Voldemort besitzt ebenfalls ein Client-Server-Modell. Ähnlich wie Redis läuft immer nur ein Dienst. Der Zugriff erfolgt über die Client-Bibliothek. </text:span></text:p>
      <text:p text:style-name="P6"/>
      <text:h text:style-name="Heading_20_2" text:outline-level="2">Persistenz</text:h>
      <text:p text:style-name="P24"/>
      <text:p text:style-name="P25">Persistenz ist die Fähigkeit eines Systems seine Daten zu sichern und für einen späteren Gebrauch wiederherzustellen. Eine Wiederhestellung der Daten ist dann notwendig, wenn entweder der Server geplant abgeschaltet wird für Wartungszwecke oder wenn er ungeplant ausfällt. Dabei muss ein persistentes System auch damit klar kommen, dass der Sicherungsvorgang fehlschlägt. <text:span text:style-name="T32">Eng mit dem Begriff der Persistenz ist der Begriff der Konsistenz verbunden. Bei der Konsistenz geht es jedoch darum, dass keine zwei oder mehr Prozesse gleichzeitig dieselben Daten schreiben wollen. Bei relationalen Daten ist dies kein Problem, das sie als CP-Systeme sowohl auf Konsistenz als auch Persistenz beherschen. Bei NoSql-Systemen liegt der Fokus jedoch auf Verfügbarkeit und daraus folgt, dass NoSql-Systeme entweder noch Persistenz oder Konsistenz beherschen jedoch nicht beides.</text:span></text:p>
      <text:p text:style-name="P5"/>
      <text:h text:style-name="Heading_20_3" text:outline-level="3">Memcached</text:h>
      <text:p text:style-name="P7"/>
      <text:h text:style-name="Heading_20_3" text:outline-level="3">Redis</text:h>
      <text:p text:style-name="P7"/>
      <text:h text:style-name="Heading_20_3" text:outline-level="3">Voldemort</text:h>
      <text:p text:style-name="P5"/>
      <text:h text:style-name="P23" text:outline-level="2">Verteilung</text:h>
      <text:p text:style-name="P5"/>
      <text:h text:style-name="Heading_20_3" text:outline-level="3">Memcached</text:h>
      <text:p text:style-name="P5"/>
      <text:h text:style-name="Heading_20_3" text:outline-level="3"><text:soft-page-break/>Redis</text:h>
      <text:p text:style-name="P5"/>
      <text:h text:style-name="Heading_20_3" text:outline-level="3">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1" style:display-name="Titel1~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7T23:41:10.141601168</dc:date>
    <meta:editing-duration>P1DT9H47M19S</meta:editing-duration>
    <meta:editing-cycles>145</meta:editing-cycles>
    <meta:document-statistic meta:table-count="0" meta:image-count="0" meta:object-count="0" meta:page-count="5" meta:paragraph-count="31" meta:word-count="1710" meta:character-count="12203" meta:non-whitespace-character-count="10521"/>
  </office:meta>
</office:document-meta>
</file>